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a7c3" officeooo:paragraph-rsid="0014a7c3"/>
    </style:style>
    <style:style style:name="P2" style:family="paragraph" style:parent-style-name="Standard">
      <style:text-properties officeooo:rsid="00168b2c" officeooo:paragraph-rsid="00168b2c"/>
    </style:style>
    <style:style style:name="P3" style:family="paragraph" style:parent-style-name="Standard">
      <style:text-properties officeooo:rsid="00180246" officeooo:paragraph-rsid="00180246"/>
    </style:style>
    <style:style style:name="T1" style:family="text">
      <style:text-properties officeooo:rsid="00168b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R</text:span>-4</text:p>
      <text:p text:style-name="P1"/>
      <text:p text:style-name="P1"/>
      <text:p text:style-name="P1">Connecting to database</text:p>
      <text:p text:style-name="P1">resolved issues <text:span text:style-name="T1">occurring</text:span> in connection with the database and successful connection was established</text:p>
      <text:p text:style-name="P1"/>
      <text:p text:style-name="P1">Add values of form to the database</text:p>
      <text:p text:style-name="P1">Changed the database structure as guided and adding of values of form was done</text:p>
      <text:p text:style-name="P1"/>
      <text:p text:style-name="P1">Working on new sub-module: Search</text:p>
      <text:p text:style-name="P1">First of all this page is loaded. User can either search from the orders those are already in the inventory or create a new order. If any previous order is chosen then the next page (i.e. order entry) will be populated with that data or else blank form will be loaded.</text:p>
      <text:p text:style-name="P1"/>
      <text:p text:style-name="P1">Understanding _.lodash</text:p>
      <text:p text:style-name="P1">It an utility library for AngularJS. It makes iterating objects, manipulating and testing values easier. For <text:s/>this project we have used it for manipulating fetched data from the database.</text:p>
      <text:p text:style-name="P2">Functions those are explored:</text:p>
      <text:p text:style-name="P2">pull</text:p>
      <text:p text:style-name="P2">pluck</text:p>
      <text:p text:style-name="P2">filter</text:p>
      <text:p text:style-name="P2">find </text:p>
      <text:p text:style-name="P2">foreach</text:p>
      <text:p text:style-name="P2">reject</text:p>
      <text:p text:style-name="P2">isequal</text:p>
      <text:p text:style-name="P2">flatten</text:p>
      <text:p text:style-name="P1"/>
      <text:p text:style-name="P1">Fetching data according to the searching parameters</text:p>
      <text:p text:style-name="P2">There are some searching parameters provided in the search module. According to the selected and entered parameters searching is done among the fetched data.</text:p>
      <text:p text:style-name="P2"/>
      <text:p text:style-name="P2"/>
      <text:p text:style-name="P2">PAR-5</text:p>
      <text:p text:style-name="P3">Applying ._lodash functions to fetched database</text:p>
      <text:p text:style-name="P3">Filter is applied mainly to the data to filter it out according to the searching criteria.</text:p>
      <text:p text:style-name="P3"/>
      <text:p text:style-name="P3">Mandatory iSecurity tutorial and quiz</text:p>
      <text:p text:style-name="P3">To continue the internship it was compulsory to attend the tutorials and clear the exam on information security</text:p>
      <text:p text:style-name="P3"/>
      <text:p text:style-name="P3">Connecting sub-modules</text:p>
      <text:p text:style-name="P3">Connection between search and order entry page was made. Data passing between those page is done as it is needed to populate the data in the order entry page</text:p>
      <text:p text:style-name="P3"/>
      <text:p text:style-name="P3">Project sent for testing</text:p>
      <text:p text:style-name="P3">While the testing was being done by the QA team, we learned and explored some new concepts</text:p>
      <text:p text:style-name="P3"/>
      <text:p text:style-name="P3">Designing diagrams</text:p>
      <text:p text:style-name="P3"><text:soft-page-break/>Activity and sequence diagrams are made as per the system flow. Changes are made as per the guidanc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0:54:10.390000000</meta:creation-date>
    <dc:date>2017-03-30T15:54:53.332000000</dc:date>
    <meta:editing-duration>PT4H17M49S</meta:editing-duration>
    <meta:editing-cycles>2</meta:editing-cycles>
    <meta:generator>LibreOffice/5.1.2.2$Windows_x86 LibreOffice_project/d3bf12ecb743fc0d20e0be0c58ca359301eb705f</meta:generator>
    <meta:document-statistic meta:table-count="0" meta:image-count="0" meta:object-count="0" meta:page-count="2" meta:paragraph-count="31" meta:word-count="286" meta:character-count="1734" meta:non-whitespace-character-count="1477"/>
  </office:meta>
</office:document-meta>
</file>